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1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1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1" fo:font-size="11pt" officeooo:paragraph-rsid="0000d07e" style:font-size-asian="11pt" style:font-size-complex="11pt"/>
    </style:style>
    <style:style style:name="P4" style:family="paragraph" style:parent-style-name="UrbanBody">
      <style:paragraph-properties fo:line-height="100%"/>
      <style:text-properties style:font-name="Arial1" fo:font-size="11pt" officeooo:paragraph-rsid="0000d07e" style:font-size-asian="11pt" style:font-size-complex="11pt"/>
    </style:style>
    <style:style style:name="P5" style:family="paragraph" style:parent-style-name="UrbanTitle">
      <style:text-properties fo:text-transform="uppercase" style:font-name="Arial1" fo:font-size="14pt" officeooo:paragraph-rsid="0000d07e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style:text-underline-style="none" fo:font-weight="normal" officeooo:paragraph-rsid="0000d07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style:text-underline-style="none" fo:font-weight="normal" officeooo:paragraph-rsid="0000d07e" style:font-size-asian="11pt" style:font-size-complex="11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officeooo:paragraph-rsid="0000d07e" style:font-size-asian="11pt" style:font-size-complex="11pt"/>
    </style:style>
    <style:style style:name="P9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1" fo:font-size="11pt" fo:font-style="normal" officeooo:rsid="000462e6" officeooo:paragraph-rsid="000462e6" style:font-size-asian="11pt" style:font-style-asian="normal" style:font-size-complex="11pt" style:font-style-complex="normal"/>
    </style:style>
    <style:style style:name="P10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1" fo:font-size="11pt" fo:font-style="normal" officeooo:paragraph-rsid="0000d07e" style:font-size-asian="11pt" style:font-style-asian="normal" style:font-size-complex="11pt" style:font-style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cdab4" style:font-weight-asian="normal" style:font-weight-complex="normal"/>
    </style:style>
    <style:style style:name="T8" style:family="text">
      <style:text-properties officeooo:rsid="000dadae" style:font-weight-asian="normal" style:font-weight-complex="normal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weight-asian="normal" style:font-style-complex="normal" style:font-weight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ttestation d'affichage APRÈS RÉALISATION DE L’ENQUÊTE PUBLIQUE</text:p>
      <text:p text:style-name="P2"/>
      <text:p text:style-name="P3"/>
      <text:p text:style-name="P3"><office:annotation><dc:creator>sde </dc:creator><dc:date>2011-07-27T10:02:17</dc:date><text:p text:style-name="P12"><text:span text:style-name="T16">do text</text:span></text:p><text:p text:style-name="P12"><text:span text:style-name="T16">from document(at=reference, format='odt')</text:span></text:p></office:annotation>Import depuis reference.odt</text:p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6"/>
      <text:p text:style-name="P7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7"/>
      <text:p text:style-name="P8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10"/>
      <text:p text:style-name="P9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8T12:16:23.762496805</meta:creation-date>
    <dc:date>2019-05-07T16:16:49.842330204</dc:date>
    <meta:editing-duration>PT8M50S</meta:editing-duration>
    <meta:editing-cycles>16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0" meta:word-count="142" meta:character-count="1053" meta:non-whitespace-character-count="943"/>
  </office:meta>
</office:document-meta>
</file>